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PlusTests.test_binaryPlusWithStringOper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PlusTests.test_unaryPlusWithString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PlusTests.test_binaryPlusWithNumberOper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pPlusTests.test_binaryPlusWithTime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PlusTests.test_emptyOper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PlusTests.test_binaryPlusWithTimeCo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PlusTests.test_unaryPlusWithNumber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OpPlusTests.test_binaryPlusWithLeftString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PlusTests.test_binaryPlusWithRightString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